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ge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a xlink:href="#Slide 2" xlink:type="simple">LinkWithDirectReferenceToPage2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e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#Slide 1" xlink:type="simple">FirstLinkWithDirectReferenceToPage1</text:a></text:p>
              </text:list-item>
              <text:list-item>
                <text:p><text:a xlink:href="#Slide 1 (Notes)" xlink:type="simple">SecondLinkWithReferencingObjectOnPage1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4:11:01.815000000</meta:creation-date>
    <dc:date>2015-06-23T14:16:45.785000000</dc:date>
    <meta:editing-duration>PT5M44S</meta:editing-duration>
    <meta:editing-cycles>3</meta:editing-cycles>
    <meta:generator>LibreOfficeDev/4.4.0.3$Windows_x86 LibreOffice_project/9a8c4209abe4ec2cad5c7d09ce0a1cd9dd6e314f</meta:generator>
    <meta:document-statistic meta:object-count="29"/>
  </office:meta>
</office:document-meta>
</file>